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0.54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453in"/>
    </style:style>
    <style:style style:name="co7" style:family="table-column">
      <style:table-column-properties fo:break-before="auto" style:column-width="0.6929in"/>
    </style:style>
    <style:style style:name="co8" style:family="table-column">
      <style:table-column-properties fo:break-before="auto" style:column-width="0.2402in"/>
    </style:style>
    <style:style style:name="co9" style:family="table-column">
      <style:table-column-properties fo:break-before="auto" style:column-width="1.3661in"/>
    </style:style>
    <style:style style:name="co10" style:family="table-column">
      <style:table-column-properties fo:break-before="auto" style:column-width="0.8346in"/>
    </style:style>
    <style:style style:name="co11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78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 style:data-style-name="N73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73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 style:data-style-name="N73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25" style:family="table-cell" style:parent-style-name="Default" style:data-style-name="N73">
      <style:table-cell-properties style:text-align-source="fix" style:repeat-content="false" fo:background-color="transparent" style:vertical-align="top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73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0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number-columns-repeated="16376" table:default-cell-style-name="ce4"/>
        <table:table-row table:style-name="ro1">
          <table:table-cell table:style-name="ce6" office:value-type="string" calcext:value-type="string">
            <text:p>esame_fine</text:p>
          </table:table-cell>
          <table:table-cell table:style-name="ce3" office:value-type="string" calcext:value-type="string">
            <text:p>iscrizioni_inizio</text:p>
          </table:table-cell>
          <table:table-cell table:style-name="ce3" office:value-type="string" calcext:value-type="string">
            <text:p>iscrizioni_fine</text:p>
          </table:table-cell>
          <table:table-cell table:style-name="ce3" office:value-type="string" calcext:value-type="string">
            <text:p>pubblicazione</text:p>
          </table:table-cell>
          <table:table-cell table:style-name="ce5" office:value-type="string" calcext:value-type="string">
            <text:p>visione_inizio</text:p>
          </table:table-cell>
          <table:table-cell table:style-name="ce5" office:value-type="string" calcext:value-type="string">
            <text:p>visione_fine</text:p>
          </table:table-cell>
          <table:table-cell table:style-name="ce5" office:value-type="string" calcext:value-type="string">
            <text:p>visione_link</text:p>
          </table:table-cell>
          <table:table-cell table:style-name="ce3" office:value-type="string" calcext:value-type="string">
            <text:p>verbalizzazione</text:p>
          </table:table-cell>
          <table:table-cell table:style-name="ce6" office:value-type="string" calcext:value-type="string">
            <text:p>sigla_corso</text:p>
          </table:table-cell>
          <table:table-cell table:number-columns-repeated="16375"/>
        </table:table-row>
        <table:table-row table:style-name="ro1">
          <table:table-cell table:style-name="ce2" table:formula="of:=2/24" office:value-type="float" office:value="0.0833333333333333" calcext:value-type="float">
            <text:p>0.083</text:p>
          </table:table-cell>
          <table:table-cell table:style-name="ce16" table:formula="of:=-15+1/(24*60*60)" office:value-type="float" office:value="-14.9999884259259" calcext:value-type="float">
            <text:p>-15</text:p>
          </table:table-cell>
          <table:table-cell table:style-name="ce16" table:formula="of:=-5+1-1/(24*60*60)" office:value-type="float" office:value="-4.00001157407407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style-name="ce2" table:formula="of:=8+9/24" office:value-type="float" office:value="8.375" calcext:value-type="float">
            <text:p>8.375</text:p>
          </table:table-cell>
          <table:table-cell table:style-name="ce2" table:formula="of:=[.E2]+1/24" office:value-type="float" office:value="8.41666666666667" calcext:value-type="float">
            <text:p>8.4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OA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gen" table:style-name="ta2">
        <office:forms form:automatic-focus="false" form:apply-design-mode="false"/>
        <table:table-column table:style-name="co8" table:default-cell-style-name="ce4"/>
        <table:table-column table:style-name="co9" table:default-cell-style-name="ce7"/>
        <table:table-column table:style-name="co10" table:default-cell-style-name="ce9"/>
        <table:table-column table:style-name="co9" table:number-columns-repeated="2" table:default-cell-style-name="ce7"/>
        <table:table-column table:style-name="co9" table:default-cell-style-name="ce26"/>
        <table:table-column table:style-name="co11" table:default-cell-style-name="ce10"/>
        <table:table-column table:style-name="co9" table:number-columns-repeated="2" table:default-cell-style-name="ce7"/>
        <table:table-column table:style-name="co10" table:default-cell-style-name="ce7"/>
        <table:table-column table:style-name="co6" table:default-cell-style-name="ce10"/>
        <table:table-column table:style-name="co11" table:number-columns-repeated="16373" table:default-cell-style-name="ce4"/>
        <table:table-row table:style-name="ro1">
          <table:table-cell table:style-name="ce6" office:value-type="string" calcext:value-type="string">
            <text:p>n</text:p>
          </table:table-cell>
          <table:table-cell table:style-name="ce5" office:value-type="string" calcext:value-type="string">
            <text:p>esame_inizio</text:p>
          </table:table-cell>
          <table:table-cell table:style-name="ce8" office:value-type="string" calcext:value-type="string">
            <text:p>esame_aula</text:p>
          </table:table-cell>
          <table:table-cell table:style-name="ce5" office:value-type="string" calcext:value-type="string">
            <text:p>esame_fine</text:p>
          </table:table-cell>
          <table:table-cell table:style-name="ce5" office:value-type="string" calcext:value-type="string">
            <text:p>iscrizioni_inizio</text:p>
          </table:table-cell>
          <table:table-cell table:style-name="ce25" office:value-type="string" calcext:value-type="string">
            <text:p>iscrizioni_fine</text:p>
          </table:table-cell>
          <table:table-cell table:style-name="ce3" office:value-type="string" calcext:value-type="string">
            <text:p>pubblicazione</text:p>
          </table:table-cell>
          <table:table-cell table:style-name="ce5" office:value-type="string" calcext:value-type="string">
            <text:p>visione_inizio</text:p>
          </table:table-cell>
          <table:table-cell table:style-name="ce5" office:value-type="string" calcext:value-type="string">
            <text:p>visione_fine</text:p>
          </table:table-cell>
          <table:table-cell table:style-name="ce5" office:value-type="string" calcext:value-type="string">
            <text:p>visione_link</text:p>
          </table:table-cell>
          <table:table-cell table:style-name="ce3" office:value-type="string" calcext:value-type="string">
            <text:p>verbalizzazione</text:p>
          </table:table-cell>
          <table:table-cell table:number-columns-repeated="1637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5" office:value-type="date" office:date-value="2024-06-18T14:00:00" calcext:value-type="date">
            <text:p>2024-06-18 14:00:00</text:p>
          </table:table-cell>
          <table:table-cell table:style-name="ce18" office:value-type="string" calcext:value-type="string">
            <text:p>Aula 2.3</text:p>
          </table:table-cell>
          <table:table-cell table:formula="of:=[.$B2]+[data.A$2]" office:value-type="date" office:date-value="2024-06-18T16:00:00" calcext:value-type="date">
            <text:p>2024-06-18 16:00:00</text:p>
          </table:table-cell>
          <table:table-cell table:formula="of:=INT([.$B2])+[data.B$2]" office:value-type="date" office:date-value="2024-06-03T00:00:01" calcext:value-type="date">
            <text:p>2024-06-03 00:00:01</text:p>
          </table:table-cell>
          <table:table-cell table:formula="of:=INT([.$B2])+[data.C$2]" office:value-type="date" office:date-value="2024-06-13T23:59:59" calcext:value-type="date">
            <text:p>2024-06-13 23:59:59</text:p>
          </table:table-cell>
          <table:table-cell table:formula="of:=INT([.$B2])+[data.D$2]" office:value-type="date" office:date-value="2024-06-25" calcext:value-type="date">
            <text:p>2024-06-25</text:p>
          </table:table-cell>
          <table:table-cell table:formula="of:=INT([.$B2])+[data.E$2]" office:value-type="date" office:date-value="2024-06-26T09:00:00" calcext:value-type="date">
            <text:p>2024-06-26 09:00:00</text:p>
          </table:table-cell>
          <table:table-cell table:formula="of:=INT([.$B2])+[data.F$2]" office:value-type="date" office:date-value="2024-06-26T10:00:00" calcext:value-type="date">
            <text:p>2024-06-26 10:00:00</text:p>
          </table:table-cell>
          <table:table-cell table:style-name="Default" office:value-type="string" calcext:value-type="string">
            <text:p>NA</text:p>
          </table:table-cell>
          <table:table-cell table:formula="of:=[.B3]+1" office:value-type="date" office:date-value="2024-07-03T14:00:00" calcext:value-type="date">
            <text:p>2024-07-03</text:p>
          </table:table-cell>
          <table:table-cell table:number-columns-repeated="1637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5" office:value-type="date" office:date-value="2024-07-02T14:00:00" calcext:value-type="date">
            <text:p>2024-07-02 14:00:00</text:p>
          </table:table-cell>
          <table:table-cell table:style-name="ce18" office:value-type="string" calcext:value-type="string">
            <text:p>Aula 2.3</text:p>
          </table:table-cell>
          <table:table-cell table:formula="of:=[.$B3]+[data.A$2]" office:value-type="date" office:date-value="2024-07-02T16:00:00" calcext:value-type="date">
            <text:p>2024-07-02 16:00:00</text:p>
          </table:table-cell>
          <table:table-cell table:formula="of:=INT([.$B3])+[data.B$2]" office:value-type="date" office:date-value="2024-06-17T00:00:01" calcext:value-type="date">
            <text:p>2024-06-17 00:00:01</text:p>
          </table:table-cell>
          <table:table-cell table:formula="of:=INT([.$B3])+[data.C$2]" office:value-type="date" office:date-value="2024-06-27T23:59:59" calcext:value-type="date">
            <text:p>2024-06-27 23:59:59</text:p>
          </table:table-cell>
          <table:table-cell table:formula="of:=INT([.$B3])+[data.D$2]" office:value-type="date" office:date-value="2024-07-09" calcext:value-type="date">
            <text:p>2024-07-09</text:p>
          </table:table-cell>
          <table:table-cell table:formula="of:=INT([.$B3])+[data.E$2]" office:value-type="date" office:date-value="2024-07-10T09:00:00" calcext:value-type="date">
            <text:p>2024-07-10 09:00:00</text:p>
          </table:table-cell>
          <table:table-cell table:formula="of:=INT([.$B3])+[data.F$2]" office:value-type="date" office:date-value="2024-07-10T10:00:00" calcext:value-type="date">
            <text:p>2024-07-10 10:00:00</text:p>
          </table:table-cell>
          <table:table-cell table:style-name="ce10" office:value-type="string" calcext:value-type="string">
            <text:p><text:a xlink:href="https://teams.microsoft.com/l/meetup-join/19%3Ameeting_M2FlYWU0MGUtMjI2YS00ZmExLThkYTYtODQxOWU2NzNiNTkz%40thread.v2/0?context=%7B%22Tid%22%3A%22e99647dc-1b08-454a-bf8c-699181b389ab%22%2C%22Oid%22%3A%2294c6d376-eaba-49c3-b358-7543a972f073%22%7D" xlink:type="simple">https://teams.microsoft.com/l/meetup-join/19%3ameeting_M2FlYWU0MGUtMjI2YS00ZmExLThkYTYtODQxOWU2NzNiNTkz%40thread.v2/0?context=%7b%22Tid%22%3a%22e99647dc-1b08-454a-bf8c-699181b389ab%22%2c%22Oid%22%3a%2294c6d376-eaba-49c3-b358-7543a972f073%22%7d</text:a></text:p>
          </table:table-cell>
          <table:table-cell table:formula="of:=[.B4]+1" office:value-type="date" office:date-value="2024-07-18T09:00:00" calcext:value-type="date">
            <text:p>2024-07-18</text:p>
          </table:table-cell>
          <table:table-cell table:number-columns-repeated="16373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5" office:value-type="date" office:date-value="2024-07-17T09:00:00" calcext:value-type="date">
            <text:p>2024-07-17 09:00:00</text:p>
          </table:table-cell>
          <table:table-cell table:style-name="ce18" office:value-type="string" calcext:value-type="string">
            <text:p>Aula 2.3</text:p>
          </table:table-cell>
          <table:table-cell table:formula="of:=[.$B4]+[data.A$2]" office:value-type="date" office:date-value="2024-07-17T11:00:00" calcext:value-type="date">
            <text:p>2024-07-17 11:00:00</text:p>
          </table:table-cell>
          <table:table-cell table:formula="of:=INT([.$B4])+[data.B$2]" office:value-type="date" office:date-value="2024-07-02T00:00:01" calcext:value-type="date">
            <text:p>2024-07-02 00:00:01</text:p>
          </table:table-cell>
          <table:table-cell table:formula="of:=INT([.$B4])+[data.C$2]" office:value-type="date" office:date-value="2024-07-12T23:59:59" calcext:value-type="date">
            <text:p>2024-07-12 23:59:59</text:p>
          </table:table-cell>
          <table:table-cell table:formula="of:=INT([.$B4])+[data.D$2]" office:value-type="date" office:date-value="2024-07-24" calcext:value-type="date">
            <text:p>2024-07-24</text:p>
          </table:table-cell>
          <table:table-cell table:formula="of:=INT([.$B4])+[data.E$2]" office:value-type="date" office:date-value="2024-07-25T09:00:00" calcext:value-type="date">
            <text:p>2024-07-25 09:00:00</text:p>
          </table:table-cell>
          <table:table-cell table:formula="of:=INT([.$B4])+[data.F$2]" office:value-type="date" office:date-value="2024-07-25T10:00:00" calcext:value-type="date">
            <text:p>2024-07-25 10:00:00</text:p>
          </table:table-cell>
          <table:table-cell table:style-name="ce10" office:value-type="string" calcext:value-type="string">
            <text:p><text:a xlink:href="https://teams.microsoft.com/l/meetup-join/19%3Ameeting_NjZmYmU4ZWUtZjZiYy00YTA4LTk2YjItNmJiZTQ0YjY5NzRh%40thread.v2/0?context=%7B%22Tid%22%3A%22e99647dc-1b08-454a-bf8c-699181b389ab%22%2C%22Oid%22%3A%2294c6d376-eaba-49c3-b358-7543a972f073%22%7D" xlink:type="simple">https://teams.microsoft.com/l/meetup-join/19%3ameeting_NjZmYmU4ZWUtZjZiYy00YTA4LTk2YjItNmJiZTQ0YjY5NzRh%40thread.v2/0?context=%7b%22Tid%22%3a%22e99647dc-1b08-454a-bf8c-699181b389ab%22%2c%22Oid%22%3a%2294c6d376-eaba-49c3-b358-7543a972f073%22%7d</text:a></text:p>
          </table:table-cell>
          <table:table-cell table:formula="of:=[.B5]+1" office:value-type="date" office:date-value="2024-09-11T09:00:00" calcext:value-type="date">
            <text:p>2024-09-11</text:p>
          </table:table-cell>
          <table:table-cell table:number-columns-repeated="16373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5" office:value-type="date" office:date-value="2024-09-10T09:00:00" calcext:value-type="date">
            <text:p>2024-09-10 09:00:00</text:p>
          </table:table-cell>
          <table:table-cell table:style-name="ce18" office:value-type="string" calcext:value-type="string">
            <text:p>Aula 2.3</text:p>
          </table:table-cell>
          <table:table-cell table:formula="of:=[.$B5]+[data.A$2]" office:value-type="date" office:date-value="2024-09-10T11:00:00" calcext:value-type="date">
            <text:p>2024-09-10 11:00:00</text:p>
          </table:table-cell>
          <table:table-cell table:formula="of:=INT([.$B5])+[data.B$2]" office:value-type="date" office:date-value="2024-08-26T00:00:01" calcext:value-type="date">
            <text:p>2024-08-26 00:00:01</text:p>
          </table:table-cell>
          <table:table-cell table:formula="of:=INT([.$B5])+[data.C$2]" office:value-type="date" office:date-value="2024-09-05T23:59:59" calcext:value-type="date">
            <text:p>2024-09-05 23:59:59</text:p>
          </table:table-cell>
          <table:table-cell table:formula="of:=INT([.$B5])+[data.D$2]" office:value-type="date" office:date-value="2024-09-17" calcext:value-type="date">
            <text:p>2024-09-17</text:p>
          </table:table-cell>
          <table:table-cell table:formula="of:=INT([.$B5])+[data.E$2]" office:value-type="date" office:date-value="2024-09-18T09:00:00" calcext:value-type="date">
            <text:p>2024-09-18 09:00:00</text:p>
          </table:table-cell>
          <table:table-cell table:formula="of:=INT([.$B5])+[data.F$2]" office:value-type="date" office:date-value="2024-09-18T10:00:00" calcext:value-type="date">
            <text:p>2024-09-18 10:00:00</text:p>
          </table:table-cell>
          <table:table-cell table:style-name="ce10" office:value-type="string" calcext:value-type="string">
            <text:p><text:a xlink:href="https://teams.microsoft.com/l/meetup-join/19%3Ameeting_MDk3MmVjZGItNjFjZi00N2ZlLWE1ZDUtYjdmODUzM2FmMDdh%40thread.v2/0?context=%7B%22Tid%22%3A%22e99647dc-1b08-454a-bf8c-699181b389ab%22%2C%22Oid%22%3A%2294c6d376-eaba-49c3-b358-7543a972f073%22%7D" xlink:type="simple">https://teams.microsoft.com/l/meetup-join/19%3ameeting_MDk3MmVjZGItNjFjZi00N2ZlLWE1ZDUtYjdmODUzM2FmMDdh%40thread.v2/0?context=%7b%22Tid%22%3a%22e99647dc-1b08-454a-bf8c-699181b389ab%22%2c%22Oid%22%3a%2294c6d376-eaba-49c3-b358-7543a972f073%22%7d</text:a></text:p>
          </table:table-cell>
          <table:table-cell table:formula="of:=[.B6]+1" office:value-type="date" office:date-value="2025-01-14T09:00:00" calcext:value-type="date">
            <text:p>2025-01-14</text:p>
          </table:table-cell>
          <table:table-cell table:number-columns-repeated="16373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5" office:value-type="date" office:date-value="2025-01-13T09:00:00" calcext:value-type="date">
            <text:p>2025-01-13 09:00:00</text:p>
          </table:table-cell>
          <table:table-cell table:style-name="ce18" office:value-type="string" calcext:value-type="string">
            <text:p>Aula 2.3</text:p>
          </table:table-cell>
          <table:table-cell table:formula="of:=[.$B6]+[data.A$2]" office:value-type="date" office:date-value="2025-01-13T11:00:00" calcext:value-type="date">
            <text:p>2025-01-13 11:00:00</text:p>
          </table:table-cell>
          <table:table-cell table:formula="of:=INT([.$B6])+[data.B$2]" office:value-type="date" office:date-value="2024-12-29T00:00:01" calcext:value-type="date">
            <text:p>2024-12-29 00:00:01</text:p>
          </table:table-cell>
          <table:table-cell table:formula="of:=INT([.$B6])+[data.C$2]" office:value-type="date" office:date-value="2025-01-08T23:59:59" calcext:value-type="date">
            <text:p>2025-01-08 23:59:59</text:p>
          </table:table-cell>
          <table:table-cell table:formula="of:=INT([.$B6])+[data.D$2]" office:value-type="date" office:date-value="2025-01-20" calcext:value-type="date">
            <text:p>2025-01-20</text:p>
          </table:table-cell>
          <table:table-cell table:formula="of:=INT([.$B6])+[data.E$2]" office:value-type="date" office:date-value="2025-01-21T09:00:00" calcext:value-type="date">
            <text:p>2025-01-21 09:00:00</text:p>
          </table:table-cell>
          <table:table-cell table:formula="of:=INT([.$B6])+[data.F$2]" office:value-type="date" office:date-value="2025-01-21T10:00:00" calcext:value-type="date">
            <text:p>2025-01-21 10:00:00</text:p>
          </table:table-cell>
          <table:table-cell table:style-name="ce10" office:value-type="string" calcext:value-type="string">
            <text:p><text:a xlink:href="https://teams.microsoft.com/l/meetup-join/19%3Ameeting_ODFkMTc0YjAtMGRlMC00YzE0LWI3OTItYjZhYzg5Yzc0ZTBh%40thread.v2/0?context=%7B%22Tid%22%3A%22e99647dc-1b08-454a-bf8c-699181b389ab%22%2C%22Oid%22%3A%2294c6d376-eaba-49c3-b358-7543a972f073%22%7D" xlink:type="simple">https://teams.microsoft.com/l/meetup-join/19%3ameeting_ODFkMTc0YjAtMGRlMC00YzE0LWI3OTItYjZhYzg5Yzc0ZTBh%40thread.v2/0?context=%7b%22Tid%22%3a%22e99647dc-1b08-454a-bf8c-699181b389ab%22%2c%22Oid%22%3a%2294c6d376-eaba-49c3-b358-7543a972f073%22%7d</text:a></text:p>
          </table:table-cell>
          <table:table-cell table:formula="of:=[.B7]+1" office:value-type="date" office:date-value="2025-02-14T09:00:00" calcext:value-type="date">
            <text:p>2025-02-14</text:p>
          </table:table-cell>
          <table:table-cell table:number-columns-repeated="16373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5" office:value-type="date" office:date-value="2025-02-13T09:00:00" calcext:value-type="date">
            <text:p>2025-02-13 09:00:00</text:p>
          </table:table-cell>
          <table:table-cell table:style-name="ce18" office:value-type="string" calcext:value-type="string">
            <text:p>Aula 2.3</text:p>
          </table:table-cell>
          <table:table-cell table:formula="of:=[.$B7]+[data.A$2]" office:value-type="date" office:date-value="2025-02-13T11:00:00" calcext:value-type="date">
            <text:p>2025-02-13 11:00:00</text:p>
          </table:table-cell>
          <table:table-cell table:formula="of:=INT([.$B7])+[data.B$2]" office:value-type="date" office:date-value="2025-01-29T00:00:01" calcext:value-type="date">
            <text:p>2025-01-29 00:00:01</text:p>
          </table:table-cell>
          <table:table-cell table:formula="of:=INT([.$B7])+[data.C$2]" office:value-type="date" office:date-value="2025-02-08T23:59:59" calcext:value-type="date">
            <text:p>2025-02-08 23:59:59</text:p>
          </table:table-cell>
          <table:table-cell table:formula="of:=INT([.$B7])+[data.D$2]" office:value-type="date" office:date-value="2025-02-20" calcext:value-type="date">
            <text:p>2025-02-20</text:p>
          </table:table-cell>
          <table:table-cell table:formula="of:=INT([.$B7])+[data.E$2]" office:value-type="date" office:date-value="2025-02-21T09:00:00" calcext:value-type="date">
            <text:p>2025-02-21 09:00:00</text:p>
          </table:table-cell>
          <table:table-cell table:formula="of:=INT([.$B7])+[data.F$2]" office:value-type="date" office:date-value="2025-02-21T10:00:00" calcext:value-type="date">
            <text:p>2025-02-21 10:00:00</text:p>
          </table:table-cell>
          <table:table-cell table:style-name="ce10" office:value-type="string" calcext:value-type="string">
            <text:p><text:a xlink:href="https://teams.microsoft.com/l/meetup-join/19%3Ameeting_ZDAwYWVhNTMtNjNkOC00ZmVkLTk5NTMtNTk4NWI2MzQ3YmFj%40thread.v2/0?context=%7B%22Tid%22%3A%22e99647dc-1b08-454a-bf8c-699181b389ab%22%2C%22Oid%22%3A%2294c6d376-eaba-49c3-b358-7543a972f073%22%7D" xlink:type="simple">https://teams.microsoft.com/l/meetup-join/19%3ameeting_ZDAwYWVhNTMtNjNkOC00ZmVkLTk5NTMtNTk4NWI2MzQ3YmFj%40thread.v2/0?context=%7b%22Tid%22%3a%22e99647dc-1b08-454a-bf8c-699181b389ab%22%2c%22Oid%22%3a%2294c6d376-eaba-49c3-b358-7543a972f073%22%7d</text:a></text:p>
          </table:table-cell>
          <table:table-cell table:formula="of:=[.B7]+30" office:value-type="date" office:date-value="2025-03-15T09:00:00" calcext:value-type="date">
            <text:p>2025-03-15</text:p>
          </table:table-cell>
          <table:table-cell table:number-columns-repeated="16373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Tahoma" style:font-family-asian="Tahoma" style:font-family-generic-asian="system" style:font-pitch-asian="variable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3" number:min-decimal-places="13" number:min-integer-digits="1"/>
    </number:number-style>
    <number:number-style style:name="N169">
      <number:number number:decimal-places="12" number:min-decimal-places="12" number:min-integer-digits="1"/>
    </number:number-style>
    <number:number-style style:name="N170">
      <number:number number:decimal-places="11" number:min-decimal-places="11" number:min-integer-digits="1"/>
    </number:number-style>
    <number:number-style style:name="N171">
      <number:number number:decimal-places="10" number:min-decimal-places="10" number:min-integer-digits="1"/>
    </number:number-style>
    <number:number-style style:name="N172">
      <number:number number:decimal-places="9" number:min-decimal-places="9" number:min-integer-digits="1"/>
    </number:number-style>
    <number:number-style style:name="N173">
      <number:number number:decimal-places="8" number:min-decimal-places="8" number:min-integer-digits="1"/>
    </number:number-style>
    <number:number-style style:name="N174">
      <number:number number:decimal-places="7" number:min-decimal-places="7" number:min-integer-digits="1"/>
    </number:number-style>
    <number:number-style style:name="N175">
      <number:number number:decimal-places="6" number:min-decimal-places="6" number:min-integer-digits="1"/>
    </number:number-style>
    <number:number-style style:name="N176">
      <number:number number:decimal-places="5" number:min-decimal-places="5" number:min-integer-digits="1"/>
    </number:number-style>
    <number:number-style style:name="N177">
      <number:number number:decimal-places="4" number:min-decimal-places="4" number:min-integer-digits="1"/>
    </number:number-style>
    <number:number-style style:name="N178">
      <number:number number:decimal-places="3" number:min-decimal-places="3" number:min-integer-digits="1"/>
    </number:number-style>
    <number:number-style style:name="N179">
      <number:number number:decimal-places="15" number:min-decimal-places="15" number:min-integer-digits="1"/>
    </number:number-style>
    <number:number-style style:name="N180">
      <number:number number:decimal-places="14" number:min-decimal-places="14" number:min-integer-digits="1"/>
    </number:number-style>
    <number:currency-style style:name="N18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82P0"/>
    </number:currency-style>
    <number:number-style style:name="N18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2:09:53.559062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faele</meta:initial-creator>
    <dc:creator>Raffaele Mancuso</dc:creator>
    <meta:creation-date>2021-01-04T12:17:33</meta:creation-date>
    <dc:date>2024-07-12T12:17:02.085306719</dc:date>
    <meta:generator>LibreOffice/24.2.4.2$Linux_X86_64 LibreOffice_project/420$Build-2</meta:generator>
    <meta:editing-duration>PT3H53M13S</meta:editing-duration>
    <meta:editing-cycles>15</meta:editing-cycles>
    <meta:document-statistic meta:table-count="2" meta:cell-count="94" meta:object-count="0"/>
    <meta:user-defined meta:name="KSOProductBuildVer">1033-11.1.0.9719</meta:user-defined>
  </office:meta>
</office:document-meta>
</file>